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face style:name="Liberation Sans" svg:font-family="'Liberation Sans'" style:font-family-generic="swiss"/>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list-style-name="L1">
      <style:text-properties style:text-underline-style="none" fo:font-weight="normal" style:font-weight-asian="normal" style:font-weight-complex="normal"/>
    </style:style>
    <style:style style:name="P4" style:family="paragraph" style:parent-style-name="Standard" style:list-style-name="L1"/>
    <style:style style:name="P5" style:family="paragraph" style:parent-style-name="Standard">
      <style:paragraph-properties fo:text-align="center" style:justify-single-word="false"/>
      <style:text-properties fo:font-size="16pt" style:text-underline-style="none" fo:font-weight="bold" style:font-size-asian="14pt" style:font-weight-asian="bold" style:font-size-complex="16pt" style:font-weight-complex="bold"/>
    </style:style>
    <style:style style:name="P6"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T1" style:family="text">
      <style:text-properties style:text-underline-style="none"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jet FabLab</text:p>
      <text:p text:style-name="P5">Réalisation d'un capteur polyvalent</text:p>
      <text:p text:style-name="P5">Compte rendu de projet</text:p>
      <text:p text:style-name="P1"/>
      <text:p text:style-name="P1"/>
      <text:p text:style-name="P1"/>
      <text:p text:style-name="P2"><text:tab/>Le présent compte rendu sert de tableau générale. On y insérera les compte rendus de séances avec le tuteur de projets, les idées générales, l'avancement du projet, ...</text:p>
      <text:p text:style-name="P1"/>
      <text:p text:style-name="P1"/>
      <text:p text:style-name="P6">Compte rendu de séance avec le tuteur (mercredi 19 février):</text:p>
      <text:p text:style-name="P2"><text:tab/></text:p>
      <text:list xml:id="list1633015502" text:style-name="L2">
        <text:list-item>
          <text:p text:style-name="P7"><text:span text:style-name="T3">Objectif du projet :</text:span></text:p>
        </text:list-item>
      </text:list>
      <text:p text:style-name="P2"><text:tab/>Le but de ce projet est de concevoir un capteur polyvalent, utilisé à des fins de mesures diverses dans un logement (mesure de consommation énergétique, de déperdition de chaleur, …). Ce capteur doit être totalement non intrusif afin de ne pas géner les habitants et pour faciliter la mesure. </text:p>
      <text:p text:style-name="P2"><text:tab/>Ce circuit contiendra en fait une multitude de capteur de mesure physique. Ainsi en combinant la mesure de plusieurs grandeurs physique, avec un peu d'imagination, et un algorithme de traitement optimisé, il sera possible de vérifier presque n'importe quel paramètre du logement.</text:p>
      <text:p text:style-name="P2"/>
      <text:p text:style-name="P2">Carte Sensortag Texas Instrument :</text:p>
      <text:p text:style-name="P2"><text:tab/>Afin de réduire le temps de développement au début, nous partirons avec une carte électronique du commerce qui contient déjà tout un ensemble de capteurs. On peut communiquer avec cette carte via bluetooth dont elle est équipée.</text:p>
      <text:p text:style-name="P2"/>
      <text:list xml:id="list1193591891" text:style-name="L3">
        <text:list-item>
          <text:p text:style-name="P8"><text:span text:style-name="T3">Planning :</text:span></text:p>
        </text:list-item>
      </text:list>
      <text:p text:style-name="P2">→ établir la communication avec la sensortag, faciliter la communication (création de scripts, de procédures ?)</text:p>
      <text:p text:style-name="P2">→ réaliser une série de premières mesures simples (sur chaudière : mesures de mise en fonctionnement, ...)</text:p>
      <text:p text:style-name="P2"><text:span text:style-name="T2"/></text:p>
      <text:list xml:id="list976353286" text:style-name="L4">
        <text:list-item>
          <text:p text:style-name="P9"><text:span text:style-name="T3">Tâches à réaliser :</text:span></text:p>
        </text:list-item>
      </text:list>
      <text:list xml:id="list159340319" text:style-name="L1">
        <text:list-item>
          <text:p text:style-name="P4"><text:span text:style-name="T1">vendredi 28 février<text:tab/></text:span></text:p>
        </text:list-item>
      </text:list>
      <text:p text:style-name="P2">→ prise de renseignement sur la carte sensortag, établir la liste des capteurs disponibles</text:p>
      <text:p text:style-name="P2">→ établir une liste de matériels/composants dont on pourrait avoir besoin pour la réalisation du projet</text:p>
      <text:list xml:id="list127718492" text:continue-numbering="true" text:style-name="L1">
        <text:list-item>
          <text:p text:style-name="P3">pour la suite<text:tab/></text:p>
        </text:list-item>
      </text:list>
      <text:p text:style-name="P2">→ rédiger un planning à plus long terme avec les échéances pour l'ensemble du projet</text:p>
      <text:p text:style-name="P2"/>
      <text:list xml:id="list896201671" text:style-name="L5">
        <text:list-item>
          <text:p text:style-name="P10"><text:span text:style-name="T3">Règles :</text:span></text:p>
        </text:list-item>
      </text:list>
      <text:p text:style-name="P2">→ un compte rendu avec le tuteur tout les vendredis, et une réunion toutes les 2 semaines</text:p>
      <text:p text:style-name="P2">→ rédaction régulière du wiki (infos utiles, sources, réalisations, méthodes développées/utilisées)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face style:name="Liberation Sans" svg:font-family="'Liberation Sans'" style:font-family-generic="swiss"/>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in </meta:initial-creator>
    <meta:creation-date>2014-02-25T21:02:32</meta:creation-date>
    <dc:date>2014-02-25T21:25:48</dc:date>
    <dc:creator>Robin </dc:creator>
    <meta:editing-duration>PT9M22S</meta:editing-duration>
    <meta:editing-cycles>3</meta:editing-cycles>
    <meta:generator>LibreOffice/3.5$Linux_X86_64 LibreOffice_project/350m1$Build-2</meta:generator>
    <meta:document-statistic meta:table-count="0" meta:image-count="0" meta:object-count="0" meta:page-count="1" meta:paragraph-count="23" meta:word-count="307" meta:character-count="1914" meta:non-whitespace-character-count="1621"/>
  </office:meta>
</office:document-meta>
</file>